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0.85cm" fo:min-width="4cm"/>
    </style:style>
  </office:automatic-styles>
  <office:body>
    <office:drawing>
      <draw:page draw:name="page1" draw:style-name="dp1" draw:master-page-name="Default">
        <draw:g>
          <draw:glue-point draw:id="4" svg:x="-2.5cm" svg:y="2.5cm"/>
          <draw:glue-point draw:id="5" svg:x="2.5cm" svg:y="2.5cm"/>
          <draw:glue-point draw:id="6" svg:x="0cm" svg:y="2.5cm"/>
          <draw:glue-point draw:id="7" svg:x="2.5cm" svg:y="7.5cm"/>
          <draw:rect draw:style-name="gr1" draw:layer="layout" svg:width="2cm" svg:height="2cm" svg:x="1cm" svg:y="0cm">
            <text:p/>
          </draw:rect>
          <draw:line draw:style-name="gr2" draw:layer="layout" svg:x1="1cm" svg:y1="1.5cm" svg:x2="1.626cm" svg:y2="1.5cm">
            <text:p/>
          </draw:line>
          <draw:line draw:style-name="gr2" draw:layer="layout" svg:x1="3.001cm" svg:y1="1.5cm" svg:x2="2.375cm" svg:y2="1.5cm">
            <text:p/>
          </draw:line>
          <draw:path draw:style-name="gr2" draw:layer="layout" svg:width="0.125cm" svg:height="0.8cm" svg:x="1.625cm" svg:y="1.125cm" svg:viewBox="0 0 126 801" svg:d="m126 801c-126-151-126-251-126-401s0-250 126-400">
            <text:p/>
          </draw:path>
          <draw:path draw:style-name="gr2" draw:layer="layout" svg:width="0.125cm" svg:height="0.8cm" svg:x="2.25cm" svg:y="1.125cm" svg:viewBox="0 0 126 801" svg:d="m0 801c126-151 126-251 126-401s0-250-126-400">
            <text:p/>
          </draw:path>
          <draw:line draw:style-name="gr2" draw:layer="layout" svg:x1="2.75cm" svg:y1="0.875cm" svg:x2="2.75cm" svg:y2="1.126cm">
            <text:p/>
          </draw:line>
          <draw:path draw:style-name="gr2" draw:layer="layout" svg:width="0.25cm" svg:height="0.035cm" svg:x="2.625cm" svg:y="1.016cm" svg:viewBox="0 0 251 36" svg:d="m0 36c50-48 200-48 251 0">
            <text:p/>
          </draw:path>
          <draw:path draw:style-name="gr2" draw:layer="layout" svg:width="0.25cm" svg:height="0.035cm" svg:x="2.625cm" svg:y="0.937cm" svg:viewBox="0 0 251 36" svg:d="m0 0c50 48 200 48 251 0">
            <text:p/>
          </draw:path>
          <draw:frame draw:style-name="gr3" draw:layer="layout" svg:width="4cm" svg:height="1.025cm" svg:x="0cm" svg:y="0.21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ADDER - sout</dc:title>
    <meta:creation-date>2011-02-07T16:53:44</meta:creation-date>
    <meta:editing-duration>P0D</meta:editing-duration>
    <meta:editing-cycles>1</meta:editing-cycles>
    <meta:document-statistic meta:object-count="10"/>
    <meta:generator>OpenOffice.org/3.3$Linux OpenOffice.org_project/330m20$Build-9567</meta:generator>
  </office:meta>
</office:document-meta>
</file>